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font-size="12pt" style:font-size-asian="12pt" style:font-size-complex="12pt"/>
    </style:style>
    <style:style style:name="P4" style:family="paragraph" style:parent-style-name="normal">
      <style:paragraph-properties fo:text-align="justify" style:justify-single-word="false"/>
    </style:style>
    <style:style style:name="P5" style:family="paragraph" style:parent-style-name="normal">
      <style:paragraph-properties fo:margin-top="0in" fo:margin-bottom="0in" loext:contextual-spacing="true"/>
    </style:style>
    <style:style style:name="P6" style:family="paragraph" style:parent-style-name="normal">
      <style:text-properties fo:font-size="12pt" style:font-size-asian="12pt" style:font-size-complex="12pt"/>
    </style:style>
    <style:style style:name="P7" style:family="paragraph" style:parent-style-name="normal">
      <style:paragraph-properties fo:text-align="center" style:justify-single-word="false"/>
      <style:text-properties fo:font-size="12pt" style:font-size-asian="12pt" style:font-size-complex="12pt"/>
    </style:style>
    <style:style style:name="P8" style:family="paragraph" style:parent-style-name="normal">
      <style:paragraph-properties fo:text-align="center" style:justify-single-word="false"/>
      <style:text-properties fo:font-size="12pt" officeooo:rsid="0007a835" officeooo:paragraph-rsid="0007a835" style:font-size-asian="12pt" style:font-size-complex="12pt"/>
    </style:style>
    <style:style style:name="P9" style:family="paragraph" style:parent-style-name="normal">
      <style:paragraph-properties fo:text-align="justify" style:justify-single-word="false"/>
      <style:text-properties fo:font-size="12pt" style:font-size-asian="12pt" style:font-size-complex="12pt"/>
    </style:style>
    <style:style style:name="P10" style:family="paragraph" style:parent-style-name="normal">
      <style:text-properties fo:font-size="12pt" officeooo:rsid="00095e16" officeooo:paragraph-rsid="00095e16" style:font-size-asian="12pt" style:font-size-complex="12pt"/>
    </style:style>
    <style:style style:name="P11" style:family="paragraph" style:parent-style-name="normal">
      <style:text-properties fo:font-size="12pt" officeooo:rsid="000b02c5" officeooo:paragraph-rsid="000b02c5" style:font-size-asian="12pt" style:font-size-complex="12pt"/>
    </style:style>
    <style:style style:name="P12" style:family="paragraph" style:parent-style-name="normal">
      <style:paragraph-properties fo:text-align="justify" style:justify-single-word="false"/>
      <style:text-properties fo:color="#999999" fo:font-size="9pt" fo:font-style="italic" style:font-size-asian="9pt" style:font-style-asian="italic" style:font-size-complex="9pt"/>
    </style:style>
    <style:style style:name="P13" style:family="paragraph" style:parent-style-name="normal" style:master-page-name="Standard">
      <style:paragraph-properties fo:text-align="center" style:justify-single-word="false" style:page-number="1"/>
    </style:style>
    <style:style style:name="P14" style:family="paragraph" style:parent-style-name="normal">
      <style:paragraph-properties fo:margin-top="0in" fo:margin-bottom="0in" loext:contextual-spacing="true"/>
      <style:text-properties fo:background-color="#ffffff"/>
    </style:style>
    <style:style style:name="P15" style:family="paragraph" style:parent-style-name="normal" style:list-style-name="WWNum10">
      <style:paragraph-properties fo:margin-left="0.5in" fo:margin-right="0in" fo:margin-top="0in" fo:margin-bottom="0in" loext:contextual-spacing="true" fo:text-indent="-0.25in" style:auto-text-indent="false"/>
      <style:text-properties fo:font-size="12pt" style:font-size-asian="12pt" style:font-size-complex="12pt"/>
    </style:style>
    <style:style style:name="P16" style:family="paragraph" style:parent-style-name="normal" style:list-style-name="WWNum2">
      <style:paragraph-properties fo:margin-left="0.5in" fo:margin-right="0in" fo:margin-top="0in" fo:margin-bottom="0in" loext:contextual-spacing="true" fo:text-indent="-0.25in" style:auto-text-indent="false"/>
      <style:text-properties fo:font-size="12pt" style:font-size-asian="12pt" style:font-size-complex="12pt"/>
    </style:style>
    <style:style style:name="P17" style:family="paragraph" style:parent-style-name="normal" style:list-style-name="WWNum1">
      <style:paragraph-properties fo:margin-left="0.5in" fo:margin-right="0in" fo:margin-top="0in" fo:margin-bottom="0in" loext:contextual-spacing="true" fo:text-align="justify" style:justify-single-word="false" fo:text-indent="-0.25in" style:auto-text-indent="false"/>
      <style:text-properties fo:font-size="12pt" style:font-size-asian="12pt" style:font-size-complex="12pt"/>
    </style:style>
    <style:style style:name="P18" style:family="paragraph" style:parent-style-name="normal" style:list-style-name="WWNum8">
      <style:paragraph-properties fo:margin-left="0.5in" fo:margin-right="0in" fo:margin-top="0in" fo:margin-bottom="0in" loext:contextual-spacing="true" fo:text-align="justify" style:justify-single-word="false" fo:text-indent="-0.25in" style:auto-text-indent="false"/>
      <style:text-properties fo:font-size="12pt" style:font-size-asian="12pt" style:font-size-complex="12pt"/>
    </style:style>
    <style:style style:name="P19" style:family="paragraph" style:parent-style-name="normal" style:list-style-name="WWNum7">
      <style:paragraph-properties fo:margin-left="0.5in" fo:margin-right="0in" fo:margin-top="0in" fo:margin-bottom="0in" loext:contextual-spacing="true" fo:text-align="justify" style:justify-single-word="false" fo:text-indent="-0.25in" style:auto-text-indent="false"/>
      <style:text-properties fo:font-size="12pt" style:font-size-asian="12pt" style:font-size-complex="12pt"/>
    </style:style>
    <style:style style:name="P20" style:family="paragraph" style:parent-style-name="normal" style:list-style-name="WWNum3">
      <style:paragraph-properties fo:margin-left="0.5in" fo:margin-right="0in" fo:margin-top="0in" fo:margin-bottom="0in" loext:contextual-spacing="true" fo:text-align="justify" style:justify-single-word="false" fo:text-indent="-0.25in" style:auto-text-indent="false"/>
      <style:text-properties fo:font-size="12pt" style:font-size-asian="12pt" style:font-size-complex="12pt"/>
    </style:style>
    <style:style style:name="P21" style:family="paragraph" style:parent-style-name="normal" style:list-style-name="WWNum5">
      <style:paragraph-properties fo:margin-left="0.5in" fo:margin-right="0in" fo:margin-top="0in" fo:margin-bottom="0in" loext:contextual-spacing="true" fo:text-indent="-0.25in" style:auto-text-indent="false"/>
      <style:text-properties fo:font-size="12pt" style:font-size-asian="12pt" style:font-size-complex="12pt"/>
    </style:style>
    <style:style style:name="P22" style:family="paragraph" style:parent-style-name="normal" style:list-style-name="WWNum6">
      <style:paragraph-properties fo:margin-left="0.5in" fo:margin-right="0in" fo:margin-top="0in" fo:margin-bottom="0in" loext:contextual-spacing="true" fo:text-indent="-0.25in" style:auto-text-indent="false"/>
      <style:text-properties fo:font-size="12pt" style:font-size-asian="12pt" style:font-size-complex="12pt"/>
    </style:style>
    <style:style style:name="P23" style:family="paragraph" style:parent-style-name="normal" style:list-style-name="WWNum10">
      <style:paragraph-properties fo:margin-left="1in" fo:margin-right="0in" fo:margin-top="0in" fo:margin-bottom="0in" loext:contextual-spacing="true" fo:text-indent="-0.25in" style:auto-text-indent="false"/>
      <style:text-properties fo:font-size="12pt" style:font-size-asian="12pt" style:font-size-complex="12pt"/>
    </style:style>
    <style:style style:name="P24" style:family="paragraph" style:parent-style-name="normal" style:list-style-name="WWNum7">
      <style:paragraph-properties fo:margin-left="1in" fo:margin-right="0in" fo:margin-top="0in" fo:margin-bottom="0in" loext:contextual-spacing="true" fo:text-align="justify" style:justify-single-word="false" fo:text-indent="-0.25in" style:auto-text-indent="false"/>
      <style:text-properties fo:font-size="12pt" style:font-size-asian="12pt" style:font-size-complex="12pt"/>
    </style:style>
    <style:style style:name="P25" style:family="paragraph" style:parent-style-name="normal" style:list-style-name="WWNum3">
      <style:paragraph-properties fo:margin-left="1in" fo:margin-right="0in" fo:margin-top="0in" fo:margin-bottom="0in" loext:contextual-spacing="true" fo:text-align="justify" style:justify-single-word="false" fo:text-indent="-0.25in" style:auto-text-indent="false"/>
    </style:style>
    <style:style style:name="P26" style:family="paragraph" style:parent-style-name="normal" style:list-style-name="WWNum9">
      <style:paragraph-properties fo:margin-left="0.75in" fo:margin-right="0in" fo:margin-top="0in" fo:margin-bottom="0in" loext:contextual-spacing="true" fo:text-indent="-0.25in" style:auto-text-indent="false"/>
      <style:text-properties fo:font-size="12pt" style:font-size-asian="12pt" style:font-size-complex="12pt"/>
    </style:style>
    <style:style style:name="P27" style:family="paragraph" style:parent-style-name="normal" style:list-style-name="WWNum4">
      <style:paragraph-properties fo:margin-left="0.75in" fo:margin-right="0in" fo:margin-top="0in" fo:margin-bottom="0in" loext:contextual-spacing="true" fo:text-indent="-0.25in"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7a835"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color="#ff0000"/>
    </style:style>
    <style:style style:name="T6" style:family="text">
      <style:text-properties fo:color="#ff0000" fo:font-size="12pt" style:font-size-asian="12pt"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officeooo:rsid="000b02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7">UNIVERSIDADE FEDERAL DA PARAÍBA</text:p>
      <text:p text:style-name="P7">CI</text:p>
      <text:p text:style-name="P7">ENG. DE COMPUTAÇÃO</text:p>
      <text:p text:style-name="P7"><text:s/></text:p>
      <text:p text:style-name="P7"><text:s/></text:p>
      <text:p text:style-name="P7"><text:s/></text:p>
      <text:p text:style-name="P7"><text:s/></text:p>
      <text:p text:style-name="P7"><text:s/></text:p>
      <text:p text:style-name="P7"><text:s/></text:p>
      <text:p text:style-name="P7"><text:s/></text:p>
      <text:p text:style-name="P7"/>
      <text:p text:style-name="P7"><text:s/></text:p>
      <text:p text:style-name="P7"><text:s/></text:p>
      <text:p text:style-name="P7"><text:s/></text:p>
      <text:p text:style-name="P7"><text:s/></text:p>
      <text:p text:style-name="P7"><text:s/></text:p>
      <text:p text:style-name="P7"><text:s/></text:p>
      <text:p text:style-name="P7">João Pessoa</text:p>
      <text:p text:style-name="P2"><text:span text:style-name="T1">201</text:span><text:span text:style-name="T2">9</text:span></text:p>
      <text:p text:style-name="P8">André Oliveira de Sousa</text:p>
      <text:p text:style-name="P3"><text:s/></text:p>
      <text:p text:style-name="normal"/>
      <text:p text:style-name="normal"/>
      <text:p text:style-name="normal"/>
      <text:p text:style-name="P3"><text:s/></text:p>
      <text:p text:style-name="P3"><text:s/></text:p>
      <text:p text:style-name="P3"><text:s/></text:p>
      <text:p text:style-name="P3"><text:s/></text:p>
      <text:p text:style-name="P3"><text:s/></text:p>
      <text:p text:style-name="P3"><text:s/></text:p>
      <text:p text:style-name="P3"><text:s/></text:p>
      <text:p text:style-name="P3">Relatório do Estágio Curricular Supervisionado, referente ao período de 10/02/2015 a 31/12/2015, realizado no setor da Pró-Reitoria de Administração.</text:p>
      <text:p text:style-name="normal"/>
      <text:p text:style-name="P3"><text:s/></text:p>
      <text:p text:style-name="P3">João Pessoa</text:p>
      <text:p text:style-name="P3">23 de NOVEMBRO de 2015</text:p>
      <text:p text:style-name="P10">ANDRÉ OLIVEIRA DE SOUSA</text:p>
      <text:p text:style-name="P3"><text:s/></text:p>
      <text:p text:style-name="P3"><text:s/></text:p>
      <text:p text:style-name="P3"><text:s/></text:p>
      <text:p text:style-name="P3"><text:s/></text:p>
      <text:p text:style-name="P3">Em atendimento a Lei n. 11.788/2008, apresen<text:span text:style-name="T8">to</text:span> o relatório das atividades desenvolvidas no estágio curricular supervisionado, conforme Termo de Compromisso de Estágio (TCE) e Plano de Atividades de Estágio (PAE) previamente celebrados entre as partes abaixo.</text:p>
      <text:p text:style-name="P3"><text:s/></text:p>
      <text:p text:style-name="P3"><text:s/></text:p>
      <text:p text:style-name="P3"><text:s/></text:p>
      <text:p text:style-name="P3"><text:soft-page-break/>____________________________________</text:p>
      <text:p text:style-name="P11">ANDRÉ OLIVEIRA DE SOUSA</text:p>
      <text:p text:style-name="P3">Estagiário Graduando em ENG. DE COMPUTAÇÃO</text:p>
      <text:p text:style-name="P3">E-mail: <text:span text:style-name="T8">aoliveira371@gmail.com</text:span></text:p>
      <text:p text:style-name="P3"><text:s/>(assinatura)</text:p>
      <text:p text:style-name="P3"><text:s/></text:p>
      <text:p text:style-name="P3"><text:s/></text:p>
      <text:p text:style-name="P3"><text:s/></text:p>
      <text:p text:style-name="P5">____________________________________</text:p>
      <text:p text:style-name="P5">GIANCARLO LEITE CAVALCANTI DE ANDRADE<text:span text:style-name="T5"> </text:span></text:p>
      <text:p text:style-name="P5">Servidor Supervisor de Estágio</text:p>
      <text:p text:style-name="P5">E-mail: giancarlo@pra.ufpb.br</text:p>
      <text:p text:style-name="P5">(assinatura e carimbo)<text:span text:style-name="T6"> </text:span></text:p>
      <text:p text:style-name="P3"><text:s text:c="2"/></text:p>
      <text:p text:style-name="P3"><text:s/></text:p>
      <text:p text:style-name="P3"/>
      <text:p text:style-name="P3"/>
      <text:p text:style-name="P3"/>
      <text:p text:style-name="P3"/>
      <text:p text:style-name="P3"/>
      <text:p text:style-name="P3"/>
      <text:p text:style-name="normal"/>
      <text:p text:style-name="P3">João Pessoa</text:p>
      <text:p text:style-name="P3">23 de Novembro de 2015</text:p>
      <text:p text:style-name="P3"><text:s/></text:p>
      <text:p text:style-name="P3"><text:s/>RESUMO: </text:p>
      <text:p text:style-name="P3">A Pró-Reitoria Administrativa (PRA) é o órgão auxiliar da Universidade Federal da Paraíba de direção superior competido de funções específicas, e delegada pelo Reitor nas áreas de administração contábil e financeira, material, patrimônio e atividades auxiliares. O estágio nesta organização tem como objetivo proporcionar ao aluno (a) a aplicação de conhecimentos específicos com o uso das tecnologias da informação e para proporcionar melhorias, agilizar serviços e resolver eventuais problemas tantos estruturais ligados as tecnologias usadas no ambiente como em desenvolvimento de software para facilitar e agilizar funções do cotidiano, assim auxiliando a todo instante o servidor assistente aplicando experiências teóricas adquiridas pela matriz curricular do curso usando da pratica em diversas situações.</text:p>
      <text:p text:style-name="normal"/>
      <text:p text:style-name="normal"/>
      <text:p text:style-name="P3">Palavras-chave: PRA; UFPB; Sistemas de informação; Eng. De Computação; Estágio.</text:p>
      <text:p text:style-name="normal"/>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3"><text:soft-page-break/><text:s/></text:p>
      <text:p text:style-name="P3"><text:s/></text:p>
      <text:p text:style-name="P3"/>
      <text:p text:style-name="P3"/>
      <text:p text:style-name="P3"/>
      <text:p text:style-name="P3"/>
      <text:p text:style-name="P3"/>
      <text:p text:style-name="P3"/>
      <text:p text:style-name="P3"/>
      <text:p text:style-name="P3"/>
      <text:p text:style-name="P3"/>
      <text:p text:style-name="P3"/>
      <text:p text:style-name="P3"><text:s/></text:p>
      <text:p text:style-name="P3"><text:s/></text:p>
      <text:p text:style-name="P3"><text:s/></text:p>
      <text:p text:style-name="normal"/>
      <text:p text:style-name="P3"><text:s/>SUMÁRIO</text:p>
      <text:p text:style-name="P3"><text:s/></text:p>
      <text:p text:style-name="P3">1 INTRODUÇÃO .........................................................................................................5</text:p>
      <text:p text:style-name="P3">2 DESENVOLVIMENTO .............................................................................................7</text:p>
      <text:p text:style-name="P3">3 CONSIDERAÇÕES FINAIS ………………………………………...............................9</text:p>
      <text:p text:style-name="normal"/>
      <text:p text:style-name="P3"><text:s/></text:p>
      <text:p text:style-name="P3"><text:s/></text:p>
      <text:p text:style-name="P3"><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text:s/></text:p>
      <text:p text:style-name="normal"/>
      <text:p text:style-name="normal"/>
      <text:p text:style-name="P3"><text:s/></text:p>
      <text:p text:style-name="P3"><text:soft-page-break/><text:s/></text:p>
      <text:p text:style-name="normal"/>
      <text:p text:style-name="P3"><text:s/></text:p>
      <text:p text:style-name="P3"><text:s/></text:p>
      <text:p text:style-name="P3"/>
      <text:p text:style-name="P3"/>
      <text:p text:style-name="P3"/>
      <text:p text:style-name="P3"/>
      <text:p text:style-name="P3"/>
      <text:p text:style-name="P3"/>
      <text:p text:style-name="normal"/>
      <text:p text:style-name="P3"><text:s/>1 INTRODUÇÃO</text:p>
      <text:p text:style-name="P3"><text:s/></text:p>
      <text:p text:style-name="P3">O estágio é realizado na Pró-Reitoria de Administração da UFPB com atuação especifica em diversos subsetores, tais como DM, ASS/CA, ASS/SCDP, CCF, DAF, DC, DAC, CPL, PRA, ASSL/COM, EXTERIOR, ALMOXARIFADO, PATRIMÔNIO, ARQUIVO GERAL, PROTOCOLO e EXPEDIÇÃO. </text:p>
      <text:p text:style-name="P3">Realiza-se o estágio obrigatório remunerado feito por seleção/entrevista, pelo período de um ano, podendo haver prorrogação por mais um ano, sendo criterioso pelos responsáveis do setor, onde fui selecionado para estagiar no cargo de T.I. (Tecnologia da informação) com carga horária de 20 horas semanais com contratação de um ano por mais um ano de acordo com a supervisão específica. O estágio tem como atribuição geral os seguintes requisitos segundo o edital publicado para o ato da seleção:</text:p>
      <text:p text:style-name="normal"/>
      <text:list xml:id="list211847309" text:style-name="WWNum10">
        <text:list-item>
          <text:p text:style-name="P15">Auxiliar no atendimento aos usuários;</text:p>
        </text:list-item>
        <text:list-item>
          <text:p text:style-name="P15">Atuar com instalação e configuração de hardware e software de desktops e notebooks;</text:p>
        </text:list-item>
        <text:list-item>
          <text:p text:style-name="P15">Manter controle dos chamados realizados pelos clientes;</text:p>
        </text:list-item>
        <text:list-item>
          <text:p text:style-name="P15">Participar da instalação e configuração de ativos de rede e servidores Windows. <text:s/></text:p>
        </text:list-item>
        <text:list-item>
          <text:p text:style-name="P15">Conhecimentos em redes TCP/IP, </text:p>
        </text:list-item>
        <text:list-item>
          <text:p text:style-name="P15">Sistemas operacionais Microsoft (Windows, XP, 7, 8, server 2003) e Ferramentas de administração de ambiente Microsoft. <text:s/></text:p>
        </text:list-item>
        <text:list-item>
          <text:p text:style-name="P15">Conhecimento opcional </text:p>
          <text:list>
            <text:list-item>
              <text:p text:style-name="P23">Lógica de programação. </text:p>
            </text:list-item>
            <text:list-item>
              <text:p text:style-name="P23"><text:s/>Inglês básico</text:p>
            </text:list-item>
          </text:list>
        </text:list-item>
      </text:list>
      <text:p text:style-name="normal"/>
      <text:p text:style-name="normal"/>
      <text:p text:style-name="normal"/>
      <text:p text:style-name="P3">Onde o desenvolvimento das tarefas no cotidiano diário do estágio segue em tais atribuições:</text:p>
      <text:p text:style-name="normal"/>
      <text:p text:style-name="normal"/>
      <text:list xml:id="list3808209913" text:style-name="WWNum2">
        <text:list-item>
          <text:p text:style-name="P16">Suporte à rede do departamento e Instituição tanto de laboratório quanto a parte administrativa.</text:p>
        </text:list-item>
        <text:list-item>
          <text:p text:style-name="P16">Suporte aos servidores e usuários administrativos da empresa. </text:p>
        </text:list-item>
        <text:list-item>
          <text:p text:style-name="P16">Configuração e manutenção de Sistemas Operacionais (Windows Server 2003, XP, vista, 7 e 10), tais como os serviços de Instalação de software e programas em geral. </text:p>
        </text:list-item>
        <text:list-item>
          <text:p text:style-name="P16">Instalação, configuração e manutenção de impressora. </text:p>
        </text:list-item>
        <text:list-item>
          <text:p text:style-name="P16"><text:soft-page-break/>Permissão de acesso à pasta compartilhada administrativa e acadêmica de rede local gerenciado pelo Windows Server. Configuração de rede Wireless e cabeada.</text:p>
        </text:list-item>
        <text:list-item>
          <text:p text:style-name="P16"><text:s/>Manutenção de hardware e softwares de computadores. </text:p>
        </text:list-item>
        <text:list-item>
          <text:p text:style-name="P16">Criação, manutenção e auxilio no desenvolvimento de softwares.</text:p>
        </text:list-item>
      </text:list>
      <text:p text:style-name="P3"><text:s/></text:p>
      <text:p text:style-name="P3"><text:s/></text:p>
      <text:p text:style-name="P3"><text:s/></text:p>
      <text:p text:style-name="P3"><text:s/></text:p>
      <text:p text:style-name="P3"><text:s/></text:p>
      <text:p text:style-name="P3"><text:s/></text:p>
      <text:p text:style-name="P3"><text:s/></text:p>
      <text:p text:style-name="P3"><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2 DESENVOLVIMENTO</text:p>
      <text:p text:style-name="P3"><text:s/></text:p>
      <text:p text:style-name="P9"><text:soft-page-break/><text:s text:c="8"/>As tarefas realizadas no estágio vão desde manutenção de computadores quebrados à instalação e configuração de sistemas e programas em geral, instalação e manutenção de redes, modens, internet, servidores locais e impressoras. Também são realizados o desenvolvimento e manutenção de softwares para aplicação e agilidade de serviços ligados as tarefas dos servidores e para um melhor desempenho das tarefas no local. Criações de planilhas para levantamentos tais como para manutenção de equipamentos, computadores e impressoras entre outros itens utilizáveis e não utilizáveis dos setores. </text:p>
      <text:p text:style-name="P4"/>
      <text:p text:style-name="P9">Alguns dados referentes:</text:p>
      <text:p text:style-name="P9">Em 100% dos chamados em atividade são:</text:p>
      <text:list xml:id="list2910708291" text:style-name="WWNum1">
        <text:list-item>
          <text:p text:style-name="P17">80% em chamados técnicos em geral;</text:p>
        </text:list-item>
        <text:list-item>
          <text:p text:style-name="P17">15% em desenvolvimento e manutenção de Softwares.</text:p>
        </text:list-item>
        <text:list-item>
          <text:p text:style-name="P17">5% em outros.</text:p>
        </text:list-item>
      </text:list>
      <text:p text:style-name="P4"/>
      <text:p text:style-name="P12">(Os seguintes valores são feitos por aproximação.)</text:p>
      <text:p text:style-name="P9">Quanto aos chamados:</text:p>
      <text:p text:style-name="P9">Uma porcentagem que explicita os chamados feitos pelos setores da PRA, são:</text:p>
      <text:p text:style-name="P4"/>
      <text:list xml:id="list766848035" text:style-name="WWNum8">
        <text:list-item>
          <text:p text:style-name="P18">70% dos chamados são vindos do setor presente, CA (Coordenação de Administração). e DM (Divisão de materiais).</text:p>
        </text:list-item>
        <text:list-item>
          <text:p text:style-name="P18">30% dos chamados são vindos de outros setores.</text:p>
        </text:list-item>
      </text:list>
      <text:p text:style-name="P4"/>
      <text:p text:style-name="P9">Quanto à execução dos trabalhos referentes aos chamados:</text:p>
      <text:p text:style-name="P9">Quanto à isso, </text:p>
      <text:list xml:id="list8337123" text:style-name="WWNum7">
        <text:list-item>
          <text:p text:style-name="P19">85% dos problemas solucionados</text:p>
          <text:list>
            <text:list-item>
              <text:p text:style-name="P24">65% referentes à conexão de impressoras na rede;</text:p>
            </text:list-item>
            <text:list-item>
              <text:p text:style-name="P24">10% referentes à conexão de usuários com o servidor;</text:p>
            </text:list-item>
            <text:list-item>
              <text:p text:style-name="P24">8% reinstalações de computadores quando ocorre mudança de estruturas no setor;</text:p>
            </text:list-item>
            <text:list-item>
              <text:p text:style-name="P24">2% de outros problemas.</text:p>
            </text:list-item>
          </text:list>
        </text:list-item>
        <text:list-item>
          <text:p text:style-name="P19">15% dos problemas não solucionados, nos quais:</text:p>
          <text:list>
            <text:list-item>
              <text:p text:style-name="P24">8% são referentes a problemas de rede, com competência do NTI (Núcleo de Tecnologia da Informação);</text:p>
            </text:list-item>
            <text:list-item>
              <text:p text:style-name="P24">4% com relação a problemas de impressora e desktops, resolvidos por autorizadas (produtos em garantia);</text:p>
            </text:list-item>
            <text:list-item>
              <text:p text:style-name="P24">3% são referentes à falta de materiais necessários (problemas em crimpagem de cabos de rede).</text:p>
            </text:list-item>
          </text:list>
        </text:list-item>
      </text:list>
      <text:p text:style-name="P4"/>
      <text:p text:style-name="P4"><text:span text:style-name="T1">Quando se diz respeito ao desenvolvimento de softwares, foi trabalhado diretamente com a plataforma de desenvolvimento </text:span><text:span text:style-name="T3">Eclipse</text:span><text:span text:style-name="T1">, linguagem de programação </text:span><text:span text:style-name="T4">Java</text:span><text:span text:style-name="T1"> orientada a objetos, e uma ferramenta de texto, </text:span><text:span text:style-name="T3">Sublime Text 2</text:span><text:span text:style-name="T1">. Além da linguagem de programação </text:span><text:span text:style-name="T4">CSS</text:span><text:span text:style-name="T1"> para Web. </text:span></text:p>
      <text:p text:style-name="P9">Foi desenvolvidas habilidades como: </text:p>
      <text:list xml:id="list3672625049" text:style-name="WWNum3">
        <text:list-item>
          <text:p text:style-name="P20">Criação de sistema facilitador para o cadastro de processos;</text:p>
        </text:list-item>
        <text:list-item>
          <text:p text:style-name="P20">Criação de sistema a pedido pelo setor DAF (Divisão de Atividades Financeiras), onde se fazia necessário o cadastro e consulta de processos à partir de um banco de dados, facilitando assim o cadastro, armazenamento e consulta dos processos, OB e outros para um forma automatizada do serviço.</text:p>
        </text:list-item>
        <text:list-item>
          <text:p text:style-name="P20">Criação de layout para site para facilitar a consulta de Hospedagens, para o setor da CA - Coordenação de administração. </text:p>
          <text:list>
            <text:list-item>
              <text:p text:style-name="P25"><text:soft-page-break/><text:span text:style-name="T1"><text:s/>(</text:span><text:a xlink:type="simple" xlink:href="http://www.pra.ufpb.br/hospedagem" text:style-name="ListLabel_20_100" text:visited-style-name="ListLabel_20_100"><text:span text:style-name="T7">www.pra.ufpb.br/hospedagem</text:span></text:a><text:span text:style-name="T1">);</text:span></text:p>
            </text:list-item>
          </text:list>
        </text:list-item>
      </text:list>
      <text:p text:style-name="normal"/>
      <text:p text:style-name="normal"/>
      <text:p text:style-name="normal"/>
      <text:p text:style-name="P3"><text:s/></text:p>
      <text:p text:style-name="P3"><text:s/></text:p>
      <text:p text:style-name="P3"><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text:s/></text:p>
      <text:p text:style-name="P3"><text:s/></text:p>
      <text:p text:style-name="P3"><text:s/></text:p>
      <text:p text:style-name="P3"><text:s/></text:p>
      <text:p text:style-name="normal"/>
      <text:p text:style-name="normal"/>
      <text:p text:style-name="normal"/>
      <text:p text:style-name="P3">3 CONSIDERAÇÕES FINAIS</text:p>
      <text:p text:style-name="normal"/>
      <text:p text:style-name="normal"/>
      <text:p text:style-name="normal"><text:span text:style-name="T1">O estágio na Organização Pró-Reitoria Administrativa foi gratificante, excelente e preciso primordialmente para o meu progresso e desenvolvimento na área de atuação assim como uma real situação e ambiente organizacional, além de ser muito enriquecedor no aspecto social e moral ao se relacionar profissionalmente com os servidores e fazer parte de um ciclo essencial de serviços para o funcionamento como um todo da própria Universidade Federal da Paraíba.</text:span></text:p>
      <text:p text:style-name="normal"/>
      <text:p text:style-name="P3">Em um contexto geral, observando quais as facilidades e dificuldades que tive para realizar meu trabalho avalio como pontos:</text:p>
      <text:p text:style-name="normal"/>
      <text:list xml:id="list4025668205" text:style-name="WWNum5">
        <text:list-item>
          <text:p text:style-name="P21">Positivos: </text:p>
        </text:list-item>
      </text:list>
      <text:p text:style-name="normal"/>
      <text:list xml:id="list1807731205" text:style-name="WWNum9">
        <text:list-item>
          <text:p text:style-name="P26"><text:soft-page-break/>A equipe como um todo, desde os estagiários, passando pelo supervisor, chefe do setor, pró-reitor e vice-pró-reitora administrativa, todos incentivam o trabalho e faz do ambiente mais acolhedor. São ótimas pessoas com que tive o privilégio de trabalhar;</text:p>
        </text:list-item>
        <text:list-item>
          <text:p text:style-name="P26">A dedicação do supervisor em ensinar e tirar dúvidas sobre os trabalhos solicitados e estar sempre exercendo sua função, foi de grande estímulo para mim;</text:p>
        </text:list-item>
        <text:list-item>
          <text:p text:style-name="P26">Ambiente confortável;</text:p>
        </text:list-item>
        <text:list-item>
          <text:p text:style-name="P26">Horários adaptados aos das aulas da universidade, muito flexíveis, por ser período integral.</text:p>
        </text:list-item>
      </text:list>
      <text:p text:style-name="normal"/>
      <text:list xml:id="list2069196583" text:style-name="WWNum6">
        <text:list-item>
          <text:p text:style-name="P22">Negativos:</text:p>
        </text:list-item>
      </text:list>
      <text:p text:style-name="normal"/>
      <text:list xml:id="list1637572149" text:style-name="WWNum4">
        <text:list-item>
          <text:p text:style-name="P27">A falta de um ambiente reservado, que facilite a concentração no desenvolvimento e afins.</text:p>
        </text:list-item>
        <text:list-item>
          <text:p text:style-name="P27">A falta de computadores suficientes para estagiários e servidores, em horário de pico.</text:p>
        </text:list-item>
      </text:list>
      <text:p text:style-name="P3"><text:s/></text:p>
      <text:p text:style-name="P3"><text:s/></text:p>
      <text:p text:style-name="P3">Um ótimo ponto, que definitivamente, fez toda a diferença no estágio foi a questão do horário. O mesmo foi totalmente adaptado de acordo com as aulas e trabalhos/provas da universidade, o que incentivou um pouco mais a realização das tarefas, pois dessa forma estive o menos preocupado possível com as outras atividades curriculares. </text:p>
      <text:p text:style-name="P3">Assim concluo o relatório de avaliação de estágio, com muito aprendizado com que pretendo aplicar no necessário para ter uma parcela de ajuda, por menor que seja, no desenvolvimento da minha área e do meu país.</text:p>
      <text:p text:style-name="P3"><text:s/></text:p>
      <text:p text:style-name="P3"><text:s/></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2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7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7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2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7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2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2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7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7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2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7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2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print-date>2015-11-24T17:56:00</meta:print-date>
    <meta:creation-date>2015-11-23T16:26:00</meta:creation-date>
    <dc:date>2020-01-06T12:33:47.355970532</dc:date>
    <meta:editing-duration>PT51M52S</meta:editing-duration>
    <meta:generator>LibreOffice/6.0.7.3$Linux_x86 LibreOffice_project/00m0$Build-3</meta:generator>
    <meta:document-statistic meta:table-count="0" meta:image-count="0" meta:object-count="0" meta:page-count="8" meta:paragraph-count="174" meta:word-count="1245" meta:character-count="8567" meta:non-whitespace-character-count="7338"/>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